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D00000269110FC55E78AC7BC6.png" manifest:media-type="image/png"/>
  <manifest:file-entry manifest:full-path="Pictures/100000000000047800000267C806F7F67FA37F01.png" manifest:media-type="image/png"/>
  <manifest:file-entry manifest:full-path="Pictures/100000000000047F0000026566E06D4073AF7FFC.png" manifest:media-type="image/png"/>
  <manifest:file-entry manifest:full-path="Pictures/100000000000047B0000026633685ABA224EAF90.png" manifest:media-type="image/png"/>
  <manifest:file-entry manifest:full-path="Pictures/100000000000047D0000026B4F3BD15F87592E6B.png" manifest:media-type="image/png"/>
  <manifest:file-entry manifest:full-path="Pictures/100000000000047E0000026635358AB85516DF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6b9fa" officeooo:paragraph-rsid="0011b7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c1656" officeooo:paragraph-rsid="001c165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dbbd7" officeooo:paragraph-rsid="001dbbd7" style:font-size-asian="15pt" style:font-weight-asian="bold" style:font-size-complex="15pt" style:font-weight-complex="bold"/>
    </style:style>
    <style:style style:name="T1" style:family="text">
      <style:text-properties officeooo:rsid="001ad83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575in, 0.0602in, 0.05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516in, 0.0417in, 0.049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48in, 0.0472in, 0.05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339in, 0.0409in, 0.043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366in, 0.0543in, 0.04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626in, 0.048in, 0.03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2A COVERAGE MAP</text:p>
      <text:p text:style-name="P1"/>
      <text:p text:style-name="P1"><text:span text:style-name="T1">4</text:span>0 m Band (<text:span text:style-name="T1">9</text:span> UTC – 2<text:span text:style-name="T1">3</text:span> UTC)</text:p>
      <text:p text:style-name="P1"/>
      <text:p text:style-name="P1"/>
      <text:p text:style-name="P1"><text:span text:style-name="T1">9</text:span> UTC</text:p>
      <text:p text:style-name="P1"><draw:frame draw:style-name="fr1" draw:name="Image1" text:anchor-type="paragraph" svg:x="0.0134in" svg:y="0in" svg:width="6.6362in" svg:height="3.5555in" draw:z-index="0"><draw:image xlink:href="Pictures/100000000000047B0000026633685ABA224EAF90.png" xlink:type="simple" xlink:show="embed" xlink:actuate="onLoad" loext:mime-type="image/png"/></draw:frame></text:p>
      <text:p text:style-name="P1"/>
      <text:p text:style-name="P1">1<text:span text:style-name="T1">0</text:span> UTC</text:p>
      <text:p text:style-name="P2"><draw:frame draw:style-name="fr2" draw:name="Image2" text:anchor-type="paragraph" svg:x="0.0472in" svg:y="0in" svg:width="6.6256in" svg:height="3.5583in" draw:z-index="1"><draw:image xlink:href="Pictures/100000000000047E0000026635358AB85516DF59.png" xlink:type="simple" xlink:show="embed" xlink:actuate="onLoad" loext:mime-type="image/png"/></draw:frame></text:p>
      <text:p text:style-name="P2"/>
      <text:p text:style-name="P2"/>
      <text:p text:style-name="P3"><text:soft-page-break/>11 UTC</text:p>
      <text:p text:style-name="P3"><draw:frame draw:style-name="fr3" draw:name="Image3" text:anchor-type="paragraph" svg:x="-0.0283in" svg:y="0in" svg:width="6.7409in" svg:height="3.6016in" draw:z-index="2"><draw:image xlink:href="Pictures/100000000000047F0000026566E06D4073AF7FFC.png" xlink:type="simple" xlink:show="embed" xlink:actuate="onLoad" loext:mime-type="image/png"/></draw:frame></text:p>
      <text:p text:style-name="P3"/>
      <text:p text:style-name="P3">12 UTC</text:p>
      <text:p text:style-name="P3"><draw:frame draw:style-name="fr4" draw:name="Image4" text:anchor-type="paragraph" svg:x="-0.0283in" svg:y="0in" svg:width="6.8126in" svg:height="3.672in" draw:z-index="3"><draw:image xlink:href="Pictures/100000000000047D0000026B4F3BD15F87592E6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3 UTC</text:p>
      <text:p text:style-name="P4"><draw:frame draw:style-name="fr5" draw:name="Image5" text:anchor-type="paragraph" svg:x="0.0339in" svg:y="0in" svg:width="6.678in" svg:height="3.5736in" draw:z-index="4"><draw:image xlink:href="Pictures/100000000000047800000267C806F7F67FA37F01.png" xlink:type="simple" xlink:show="embed" xlink:actuate="onLoad" loext:mime-type="image/png"/></draw:frame></text:p>
      <text:p text:style-name="P4"/>
      <text:p text:style-name="P4">14 UTC</text:p>
      <text:p text:style-name="P4"><draw:frame draw:style-name="fr6" draw:name="Image6" text:anchor-type="paragraph" svg:x="0.0209in" svg:y="0in" svg:width="6.6909in" svg:height="3.6244in" draw:z-index="5"><draw:image xlink:href="Pictures/100000000000047D00000269110FC55E78AC7B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1:55:40.424805950</dc:date>
    <meta:editing-duration>PT25M50S</meta:editing-duration>
    <meta:editing-cycles>10</meta:editing-cycles>
    <meta:generator>LibreOffice/6.0.5.2$Linux_X86_64 LibreOffice_project/00m0$Build-2</meta:generator>
    <meta:document-statistic meta:table-count="0" meta:image-count="6" meta:object-count="0" meta:page-count="3" meta:paragraph-count="8" meta:word-count="22" meta:character-count="78" meta:non-whitespace-character-count="63"/>
  </office:meta>
</office:document-meta>
</file>